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7e088"/>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9a696"/>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9a696"/>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b0b19"/>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feed2"/>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a80a5"/>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e5b2b"/>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7e088" officeooo:paragraph-rsid="0017e088"/>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e5b2b" officeooo:paragraph-rsid="001e5b2b"/>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9a696" officeooo:paragraph-rsid="001a80a5"/>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paragraph-rsid="0015e0d4"/>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5e0d4" officeooo:paragraph-rsid="0015e0d4"/>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9a696"/>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b0b19"/>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a80a5" officeooo:paragraph-rsid="001a80a5"/>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381cf" officeooo:paragraph-rsid="0015e0d4"/>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20b1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0a18e"/>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20b11" officeooo:paragraph-rsid="00220b11"/>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34f3" officeooo:paragraph-rsid="002534f3"/>
    </style:style>
    <style:style style:name="P4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cfb8" officeooo:paragraph-rsid="0025cfb8"/>
    </style:style>
    <style:style style:name="P41" style:family="paragraph" style:parent-style-name="Text_20_body">
      <style:text-properties fo:language="ru" fo:country="RU"/>
    </style:style>
    <style:style style:name="P42" style:family="paragraph" style:parent-style-name="Text_20_body">
      <style:paragraph-properties fo:text-align="justify" style:justify-single-word="false"/>
      <style:text-properties fo:language="ru" fo:country="RU"/>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212cm" style:contextual-spacing="false" fo:text-align="justify" style:justify-single-word="false"/>
      <style:text-properties fo:language="ru" fo:country="RU"/>
    </style:style>
    <style:style style:name="P45" style:family="paragraph" style:parent-style-name="Text_20_body">
      <style:paragraph-properties fo:margin-top="0cm" fo:margin-bottom="0.212cm" style:contextual-spacing="false" fo:text-align="justify" style:justify-single-word="false"/>
      <style:text-properties fo:language="en" fo:country="US"/>
    </style:style>
    <style:style style:name="P4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47"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P48"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66ab7" officeooo:paragraph-rsid="00266ab7"/>
    </style:style>
    <style:style style:name="P49"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963e7" officeooo:paragraph-rsid="002963e7"/>
    </style:style>
    <style:style style:name="P50"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4b70" officeooo:paragraph-rsid="002b4b70" fo:background-color="transparent"/>
    </style:style>
    <style:style style:name="P51"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95e0" officeooo:paragraph-rsid="002b95e0" fo:background-color="transparent"/>
    </style:style>
    <style:style style:name="P52"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c55eb" officeooo:paragraph-rsid="002c55eb" fo:background-color="transparent"/>
    </style:style>
    <style:style style:name="P53" style:family="paragraph" style:parent-style-name="Text_20_body">
      <style:paragraph-properties fo:margin-top="0cm" fo:margin-bottom="0.212cm" style:contextual-spacing="false" fo:text-align="justify" style:justify-single-word="false"/>
      <style:text-properties fo:color="#800000" fo:language="ru" fo:country="RU" officeooo:rsid="002b4b70" officeooo:paragraph-rsid="002b4b70"/>
    </style:style>
    <style:style style:name="P54" style:family="paragraph" style:parent-style-name="Text_20_body">
      <style:paragraph-properties fo:margin-top="0cm" fo:margin-bottom="0.212cm" style:contextual-spacing="false" fo:text-align="justify" style:justify-single-word="false"/>
      <style:text-properties fo:color="#800000" fo:language="ru" fo:country="RU"/>
    </style:style>
    <style:style style:name="P5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56" style:family="paragraph" style:parent-style-name="First_20_line_20_indent">
      <style:text-properties fo:language="ru" fo:country="RU"/>
    </style:style>
    <style:style style:name="P57" style:family="paragraph" style:parent-style-name="First_20_line_20_indent">
      <style:text-properties fo:font-size="15pt" fo:language="ru" fo:country="RU" style:font-size-asian="15pt" style:font-size-complex="15pt"/>
    </style:style>
    <style:style style:name="P58" style:family="paragraph" style:parent-style-name="First_20_line_20_indent">
      <style:paragraph-properties fo:margin-left="0cm" fo:margin-right="0cm" fo:text-indent="0cm" style:auto-text-indent="false"/>
      <style:text-properties fo:language="ru" fo:country="RU"/>
    </style:style>
    <style:style style:name="P5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6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6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6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6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6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6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66" style:family="paragraph" style:parent-style-name="Text_20_body">
      <style:paragraph-properties fo:margin-left="0cm" fo:margin-right="0cm" fo:text-align="justify" style:justify-single-word="false"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cm" style:auto-text-indent="false"/>
      <style:text-properties fo:language="en" fo:country="US"/>
    </style:style>
    <style:style style:name="P69" style:family="paragraph" style:parent-style-name="Text_20_body">
      <style:paragraph-properties fo:margin-left="0cm" fo:margin-right="0cm" fo:text-align="center" style:justify-single-word="false" fo:text-indent="0cm" style:auto-text-indent="false"/>
    </style:style>
    <style:style style:name="P70" style:family="paragraph" style:parent-style-name="Heading_20_2">
      <style:text-properties fo:language="ru" fo:country="RU"/>
    </style:style>
    <style:style style:name="P71" style:family="paragraph" style:parent-style-name="Heading_20_2">
      <style:paragraph-properties fo:margin-left="0cm" fo:margin-right="0cm" fo:text-indent="0.499cm" style:auto-text-indent="false"/>
    </style:style>
    <style:style style:name="P72" style:family="paragraph" style:parent-style-name="First_20_line_20_indent" style:list-style-name="L17">
      <style:text-properties fo:language="ru" fo:country="RU"/>
    </style:style>
    <style:style style:name="P73" style:family="paragraph" style:parent-style-name="First_20_line_20_indent" style:list-style-name="L18">
      <style:text-properties fo:language="ru" fo:country="RU"/>
    </style:style>
    <style:style style:name="P74" style:family="paragraph" style:parent-style-name="First_20_line_20_indent" style:list-style-name="L18">
      <style:paragraph-properties fo:margin-left="0cm" fo:margin-right="0cm" fo:text-indent="0cm" style:auto-text-indent="false"/>
      <style:text-properties fo:language="ru" fo:country="RU"/>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1">
      <style:paragraph-properties fo:text-align="justify" style:justify-single-word="false"/>
      <style:text-properties fo:language="ru" fo:country="RU"/>
    </style:style>
    <style:style style:name="P78" style:family="paragraph" style:parent-style-name="Text_20_body" style:list-style-name="L2">
      <style:paragraph-properties fo:text-align="justify" style:justify-single-word="false"/>
      <style:text-properties fo:language="ru" fo:country="RU"/>
    </style:style>
    <style:style style:name="P79" style:family="paragraph" style:parent-style-name="Text_20_body" style:list-style-name="L9">
      <style:paragraph-properties fo:text-align="justify" style:justify-single-word="false"/>
      <style:text-properties fo:language="ru" fo:country="RU"/>
    </style:style>
    <style:style style:name="P80" style:family="paragraph" style:parent-style-name="Text_20_body" style:list-style-name="L10">
      <style:paragraph-properties fo:text-align="justify" style:justify-single-word="false"/>
      <style:text-properties fo:language="ru" fo:country="RU"/>
    </style:style>
    <style:style style:name="P81" style:family="paragraph" style:parent-style-name="Text_20_body" style:list-style-name="L11">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7">
      <style:text-properties fo:language="ru" fo:country="RU"/>
    </style:style>
    <style:style style:name="P84" style:family="paragraph" style:parent-style-name="Text_20_body" style:list-style-name="L8">
      <style:text-properties fo:language="ru" fo:country="RU"/>
    </style:style>
    <style:style style:name="P85"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8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9"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301715"/>
    </style:style>
    <style:style style:name="P9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9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officeooo:rsid="0032e816" officeooo:paragraph-rsid="0032e816" style:font-style-asian="italic" style:font-style-complex="italic"/>
    </style:style>
    <style:style style:name="P93"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94"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95"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96"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97"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8"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301715"/>
    </style:style>
    <style:style style:name="P99"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c55eb" officeooo:paragraph-rsid="002c55eb" fo:background-color="transparent"/>
    </style:style>
    <style:style style:name="T1" style:family="text">
      <style:text-properties fo:language="ru" fo:country="RU"/>
    </style:style>
    <style:style style:name="T2" style:family="text">
      <style:text-properties fo:language="ru" fo:country="RU" officeooo:rsid="0017e088"/>
    </style:style>
    <style:style style:name="T3" style:family="text">
      <style:text-properties fo:language="ru" fo:country="RU" officeooo:rsid="0019a696"/>
    </style:style>
    <style:style style:name="T4" style:family="text">
      <style:text-properties fo:language="ru" fo:country="RU" officeooo:rsid="001cee57"/>
    </style:style>
    <style:style style:name="T5" style:family="text">
      <style:text-properties fo:language="ru" fo:country="RU" officeooo:rsid="001e5b2b"/>
    </style:style>
    <style:style style:name="T6" style:family="text">
      <style:text-properties fo:language="ru" fo:country="RU" officeooo:rsid="00266ab7"/>
    </style:style>
    <style:style style:name="T7" style:family="text">
      <style:text-properties fo:language="ru" fo:country="RU" officeooo:rsid="002f17ee"/>
    </style:style>
    <style:style style:name="T8" style:family="text">
      <style:text-properties fo:language="ru" fo:country="RU" officeooo:rsid="0033b42d"/>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officeooo:rsid="0017e088"/>
    </style:style>
    <style:style style:name="T12" style:family="text">
      <style:text-properties fo:language="en" fo:country="US" officeooo:rsid="001cee57"/>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fo:language="ru" fo:country="RU"/>
    </style:style>
    <style:style style:name="T18" style:family="text">
      <style:text-properties fo:color="#800000" fo:language="ru" fo:country="RU" officeooo:rsid="0017e088"/>
    </style:style>
    <style:style style:name="T19" style:family="text">
      <style:text-properties fo:color="#ff6600"/>
    </style:style>
    <style:style style:name="T20" style:family="text">
      <style:text-properties fo:color="#ff6600" fo:language="ru" fo:country="RU"/>
    </style:style>
    <style:style style:name="T21" style:family="text">
      <style:text-properties fo:color="#ff6600" fo:language="ru" fo:country="RU" fo:font-style="normal" style:font-style-asian="normal" style:font-style-complex="normal"/>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officeooo:rsid="001a80a5"/>
    </style:style>
    <style:style style:name="T25" style:family="text">
      <style:text-properties style:use-window-font-color="true" officeooo:rsid="001b0b19"/>
    </style:style>
    <style:style style:name="T26" style:family="text">
      <style:text-properties style:use-window-font-color="true" officeooo:rsid="001c6e38"/>
    </style:style>
    <style:style style:name="T27" style:family="text">
      <style:text-properties style:use-window-font-color="true" officeooo:rsid="001feed2"/>
    </style:style>
    <style:style style:name="T28" style:family="text">
      <style:text-properties style:use-window-font-color="true" officeooo:rsid="0020a18e"/>
    </style:style>
    <style:style style:name="T29" style:family="text">
      <style:text-properties style:use-window-font-color="true" officeooo:rsid="00236fc4"/>
    </style:style>
    <style:style style:name="T30" style:family="text">
      <style:text-properties style:use-window-font-color="true" officeooo:rsid="00301715"/>
    </style:style>
    <style:style style:name="T31" style:family="text">
      <style:text-properties style:use-window-font-color="true" officeooo:rsid="00356ac5"/>
    </style:style>
    <style:style style:name="T32" style:family="text">
      <style:text-properties officeooo:rsid="0015e0d4"/>
    </style:style>
    <style:style style:name="T33" style:family="text">
      <style:text-properties officeooo:rsid="001a80a5"/>
    </style:style>
    <style:style style:name="T34" style:family="text">
      <style:text-properties officeooo:rsid="001e5b2b"/>
    </style:style>
    <style:style style:name="T35" style:family="text">
      <style:text-properties officeooo:rsid="001feed2"/>
    </style:style>
    <style:style style:name="T36" style:family="text">
      <style:text-properties officeooo:rsid="00220b11"/>
    </style:style>
    <style:style style:name="T37" style:family="text">
      <style:text-properties officeooo:rsid="00236fc4"/>
    </style:style>
    <style:style style:name="T38" style:family="text">
      <style:text-properties officeooo:rsid="002534f3"/>
    </style:style>
    <style:style style:name="T39" style:family="text">
      <style:text-properties officeooo:rsid="0025cfb8"/>
    </style:style>
    <style:style style:name="T40" style:family="text">
      <style:text-properties officeooo:rsid="00266ab7"/>
    </style:style>
    <style:style style:name="T41" style:family="text">
      <style:text-properties officeooo:rsid="00278b94"/>
    </style:style>
    <style:style style:name="T42" style:family="text">
      <style:text-properties officeooo:rsid="002963e7"/>
    </style:style>
    <style:style style:name="T43" style:family="text">
      <style:text-properties officeooo:rsid="002b4b70"/>
    </style:style>
    <style:style style:name="T44" style:family="text">
      <style:text-properties officeooo:rsid="002b95e0"/>
    </style:style>
    <style:style style:name="T45" style:family="text">
      <style:text-properties officeooo:rsid="002c55eb"/>
    </style:style>
    <style:style style:name="T46" style:family="text">
      <style:text-properties officeooo:rsid="002dd108"/>
    </style:style>
    <style:style style:name="T47" style:family="text">
      <style:text-properties officeooo:rsid="00301715"/>
    </style:style>
    <style:style style:name="T48" style:family="text">
      <style:text-properties officeooo:rsid="00313e2d"/>
    </style:style>
    <style:style style:name="T49" style:family="text">
      <style:text-properties officeooo:rsid="0033b42d"/>
    </style:style>
    <style:style style:name="T50" style:family="text">
      <style:text-properties officeooo:rsid="00356a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7303962477468802414" text:style-name="L1">
        <text:list-item>
          <text:p text:style-name="P76">добавить детектив <text:span text:style-name="T1">(реализовано)</text:span>+ магические уроки/трактаты Старсвирла</text:p>
        </text:list-item>
        <text:list-item>
          <text:p text:style-name="P77">Терра несколько раз пытается убить Макса (один раз — в аквапарке). Несколько раз Макса спасает Селестия (даёт приказы Нексусу)</text:p>
        </text:list-item>
        <text:list-item>
          <text:p text:style-name="P77">Книги:</text:p>
        </text:list-item>
      </text:list>
      <text:list xml:id="list2801080758300275896" text:style-name="L2">
        <text:list-item>
          <text:p text:style-name="P78">«Высшие заклинания в повседневном использовании: от песчинки до дворца»</text:p>
        </text:list-item>
        <text:list-item>
          <text:p text:style-name="P78">«Малоизвестные аспекты магии трансформаций»</text:p>
        </text:list-item>
        <text:list-item>
          <text:p text:style-name="P7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8">Дасти Вейфарер «Зебрианская культура, быт и фольклор»</text:p>
        </text:list-item>
        <text:list-item>
          <text:p text:style-name="P78">«Краткая история Эквестрии»</text:p>
        </text:list-item>
        <text:list-item>
          <text:p text:style-name="P78">«Шедевры архитектуры Эквестрии» с разделом о Кантерлотском Королевском Дворце</text:p>
        </text:list-item>
        <text:list-item>
          <text:p text:style-name="P78">«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3124534733490600713" text:style-name="L3">
        <text:list-item>
          <text:p text:style-name="P82">Эквестрия существует несколько тысячелетий</text:p>
        </text:list-item>
        <text:list-item>
          <text:p text:style-name="P82"><text:soft-page-break/>Селестия — переменчивая пони. В одно време не строгая, а в другое может быть такой, что страшно становится</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Кроме Дискорда, старше сестёр ещё старейшина драконов</text:p>
        </text:list-item>
        <text:list-item>
          <text:p text:style-name="P82">Кэйденс не прожила и 60-ти лет</text:p>
        </text:list-item>
        <text:list-item>
          <text:p text:style-name="P8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P70" text:outline-level="2"><text:soft-page-break/></text:h>
      <text:p text:style-name="P43"/>
      <text:p text:style-name="P43">Сюжет (детально)</text:p>
      <text:p text:style-name="P43">Терра</text:p>
      <text:p text:style-name="P43">Замок принцесс</text:p>
      <text:p text:style-name="P43">Кантерлот</text:p>
      <text:p text:style-name="P43">Рассказ Селестии (“1001 ночь”)</text:p>
      <text:p text:style-name="P43">ЛСД-чаепитие</text:p>
      <text:p text:style-name="P43">Рейд пони-рэйнджеров</text:p>
      <text:p text:style-name="P43">Рейд пони-рэйнджеров-2 (продолжение рейда пони-рэйнджеров)</text:p>
      <text:p text:style-name="P43">Продолжение ЛСД-чаепития</text:p>
      <text:p text:style-name="P43">В библиотеке замка Селестии</text:p>
      <text:p text:style-name="P43">Понивилль</text:p>
      <text:p text:style-name="P43">Знакомство с Элементами Гармонии</text:p>
      <text:p text:style-name="P43">Первый сеанс двойного сна. Рэрити</text:p>
      <text:p text:style-name="P43">День с Пинки</text:p>
      <text:p text:style-name="P43">День с Рэйнбоу Дэш</text:p>
      <text:p text:style-name="P43">Сон Рэрити</text:p>
      <text:p text:style-name="P43">Первый сон РД. Рекурсия</text:p>
      <text:p text:style-name="P43">Второй сон РД. Праздник опавших листьев</text:p>
      <text:p text:style-name="P43">Третий сон РД. Fallout</text:p>
      <text:p text:style-name="P43">Четвёртый сон РД. Объединяющий</text:p>
      <text:p text:style-name="P43">Исчезновение Селестии</text:p>
      <text:p text:style-name="P43">Поиск решения</text:p>
      <text:p text:style-name="P43">Поход к замку Принцес-2</text:p>
      <text:p text:style-name="P43">Терра</text:p>
      <text:p text:style-name="P43">Прибытие</text:p>
      <text:p text:style-name="P43">Поиски</text:p>
      <text:p text:style-name="P43">Безнадёжность</text:p>
      <text:p text:style-name="P43">След</text:p>
      <text:p text:style-name="P43">Земля</text:p>
      <text:p text:style-name="P43"/>
      <text:h text:style-name="Heading_20_2" text:outline-level="2">Действующие лица</text:h>
      <text:h text:style-name="Heading_20_3" text:outline-level="3">Макс</text:h>
      <text:p text:style-name="P43">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4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43">Искусственный интеллект. Создан Владом и Максом. Разработан для управления корпорациями.</text:p>
      <text:h text:style-name="Heading_20_3" text:outline-level="3">Селестия</text:h>
      <text:p text:style-name="P4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66">Трактат Старсвирла Бородатого “Основы магического искусства”</text:p>
      <text:h text:style-name="Heading_20_2" text:outline-level="2">Сюжет (кратко)</text:h>
      <text:p text:style-name="P6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6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9">&lt;</text:span><text:span text:style-name="T17">больше извинений. Макс ему уже ничем не обязан — типа уволился</text:span><text:span text:style-name="T9">&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9">&lt;</text:span><text:span text:style-name="T19">Сделать диалог более «машинным»</text:span><text:span text:style-name="T9">&gt;</text:span></text:p>
      <text:p text:style-name="P5"><text:span text:style-name="T9">&gt;\</text:span>Привет, Нексус. Это Макс.</text:p>
      <text:p text:style-name="P5"><text:span text:style-name="T9">&lt;\</text:span>Привет Макс. </text:p>
      <text:p text:style-name="P5"><text:span text:style-name="T9">&gt;\</text:span>Как самочувствие?</text:p>
      <text:p text:style-name="P5"><text:span text:style-name="T9">&lt;\</text:span>Чувствую себя хорошо.</text:p>
      <text:p text:style-name="P5"><text:span text:style-name="T9">&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9">&gt;\</text:span>Как тебя зовут?</text:p>
      <text:p text:style-name="P5"><text:span text:style-name="T9">&lt;\</text:span>Нексус.</text:p>
      <text:p text:style-name="P5"><text:span text:style-name="T9">&gt;\</text:span>Сколько тебе лет?</text:p>
      <text:p text:style-name="P5"><text:span text:style-name="T9">&lt;\</text:span>Два года с начала запуска кластера.</text:p>
      <text:p text:style-name="P5"><text:span text:style-name="T9">&gt;\</text:span>Какой сейчас год?</text:p>
      <text:p text:style-name="P5"><text:span text:style-name="T9">&gt;\</text:span>2025-й.</text:p>
      <text:p text:style-name="P5"><text:span text:style-name="T9">&gt;\</text:span>Как называется наш проект?</text:p>
      <text:p text:style-name="P5"><text:span text:style-name="T9">&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9">&gt;\</text:span>Нексус, отключи память событий за последнюю неделю.</text:p>
      <text:p text:style-name="P5"><text:span text:style-name="T9">&lt;\</text:span>Выполнено.</text:p>
      <text:p text:style-name="P5"><text:span text:style-name="T9">&gt;\</text:span>Задача по корпоративной логике. Выдай наиболее оптимальное решение. </text:p>
      <text:p text:style-name="P5"><text:span text:style-name="T9">&gt;\</text:span>Постановка задачи.</text:p>
      <text:p text:style-name="P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9">&gt;\</text:span>Ограничения.</text:p>
      <text:p text:style-name="P5"><text:span text:style-name="T9">&gt;\</text:span>Ты не можешь подать в суд на компанию Б и ждать результатов, так как за время разбирательства компания А обанкротится.</text:p>
      <text:p text:style-name="P5"><text:span text:style-name="T9">&gt;\</text:span>Задание.</text:p>
      <text:p text:style-name="P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10">&lt;\</text:span><text:span text:style-name="T15">Задача принята...</text:span></text:p>
      <text:p text:style-name="P5"><text:span text:style-name="T9">&lt;\</text:span>...</text:p>
      <text:p text:style-name="P5"><text:span text:style-name="T9">&lt;\</text:span>...</text:p>
      <text:p text:style-name="P5"><text:span text:style-name="T9">&lt;\</text:span>Решение:</text:p>
      <text:p text:style-name="P5"><text:span text:style-name="T9">&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67"><text:span text:style-name="T9">&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7"/>
      <text:p text:style-name="P66">Хм, не понял? Что за хрень?</text:p>
      <text:p text:style-name="P66"/>
      <text:p text:style-name="P67"><text:span text:style-name="T9">&gt;</text:span>\Нексус, почему ты используешь жёсткие настройки?</text:p>
      <text:p text:style-name="P67"><text:span text:style-name="T9">&lt;\</text:span>Настройки правильные.</text:p>
      <text:p text:style-name="P67"/>
      <text:p text:style-name="P66">Хм. Кто-то из релиз-команды лажанулся. Ладно, проехали.</text:p>
      <text:p text:style-name="P66">А что у нас с аналитикой?</text:p>
      <text:p text:style-name="P68"/>
      <text:p text:style-name="P67"><text:span text:style-name="T9">&gt;</text:span>\Нексус, почему ты отвечаешь на вопросы?<text:span text:style-name="T9">&lt;</text:span><text:span text:style-name="T21">придумать что-то поумнее</text:span><text:span text:style-name="T9">&gt;</text:span></text:p>
      <text:p text:style-name="P67"/>
      <text:p text:style-name="P6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66">Ага, уже теплее.</text:p>
      <text:p text:style-name="P66"/>
      <text:p text:style-name="P67"><text:span text:style-name="T9">&gt;</text:span>\Нексус, выдай диагностику модулей в сжатом формате</text:p>
      <text:p text:style-name="P66"/>
      <text:p text:style-name="P66">Йо! </text:p>
      <text:p text:style-name="P66">Видеокамеры молча наблюдают за поднятым вверх кулаком.</text:p>
      <text:p text:style-name="P66">Всё понятно. Версия аналитического модуля устарела и стала несовместимой с последним релизом кибермозга. </text:p>
      <text:p text:style-name="P66">Набираю номер прожект-мэнеджера.</text:p>
      <text:p text:style-name="P66"><text:span text:style-name="T9">–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66"><text:span text:style-name="T9">– </text:span>Окей. Спасибо, Макс. <text:span text:style-name="T1">Выручил.</text:span></text:p>
      <text:p text:style-name="P66"><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6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66"><text:span text:style-name="T1">– </text:span>Ааа, понятно. Ну ладно, у меня всё. <text:span text:style-name="T1">Отбой</text:span>!</text:p>
      <text:p text:style-name="P66"><text:span text:style-name="T1">– Отбой</text:span>.</text:p>
      <text:p text:style-name="P66">При выходе из аквариума забрал из шкафчика личные вещи, уходя попрощался с охранником.</text:p>
      <text:p text:style-name="P66">Всё, свободен. Хотя <text:s/>суббота уже испорчена.</text:p>
      <text:p text:style-name="P69">***</text:p>
      <text:p text:style-name="P6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66">Дома настойчиво мяукала Няшка, требуя ужина. <text:span text:style-name="T9">&lt;</text:span><text:span text:style-name="T20">Она потом выскочит во двор и спасётся от голодной смерти во время трёхмесячного пребывания Макса в Эквестрии</text:span><text:span text:style-name="T9">&gt;</text:span></text:p>
      <text:p text:style-name="P6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66">Надоело, всё надоело. За-дол-ба-ло!</text:p>
      <text:p text:style-name="P66">Какое-то сосущее чувство. Хочется куда-то бежать, догнать что-то важное, <text:s/>ускользающее из сознания.</text:p>
      <text:p text:style-name="P66">Ах, да. Сбегать вниз, в аптеку, купить средство от бессонницы. Вчера последняя пачка закончилась.</text:p>
      <text:p text:style-name="P6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7">Селестия уже разучилась создавать союз с особенными пони. Хотя с Максом она смогла быть </text:span><text:soft-page-break/><text:span text:style-name="T17">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9">&lt;</text:span><text:span text:style-name="T16">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9">&lt;</text:span><text:span text:style-name="T17">Расписать в красках церемонию приёма посетителей, как и все остальные церемонии</text:span><text:span text:style-name="T9">&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71"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329235109329080337" text:style-name="L4">
        <text:list-item>
          <text:p text:style-name="P8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07650560237042106" text:style-name="L5">
        <text:list-item>
          <text:p text:style-name="P8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6">Ну хорошо. Убедила. В конце-концов, можем поступить так. Вы с Флатти вернётесь обратно а я продолжу поиски здесь.</text:p>
        </text:list-item>
        <text:list-item>
          <text:p text:style-name="P8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6">Вы можете связываться со мной раз в месяц по коридору.</text:p>
        </text:list-item>
        <text:list-item>
          <text:p text:style-name="P8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6">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6744227849363571268" text:style-name="L6">
        <text:list-item>
          <text:p text:style-name="P8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7">Конечно оставаться. Кто ещё, кроме нас, может найти её?</text:p>
        </text:list-item>
        <text:list-item>
          <text:p text:style-name="P87">Я думал, ты не сможешь оставить Энджела и всех остальных надолго.</text:p>
        </text:list-item>
        <text:list-item>
          <text:p text:style-name="P8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8">Извини, Флаттершай, забылся.</text:p>
        </text:list-item>
        <text:list-item>
          <text:p text:style-name="P88">Та ладно, я ж не против, – возразила Эпплджек. – Не парься, Флатти. Было б хуже, если б он <text:s/>назвал меня Эпплджек на людях.</text:p>
        </text:list-item>
        <text:list-item>
          <text:p text:style-name="P88">Ты так... – запнулась Флаттершай. – Так быстро забыла свою ферму. И...</text:p>
        </text:list-item>
        <text:list-item>
          <text:p text:style-name="P88"><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8">Как ты можешь так говорить? – расплакалась Флаттершай.</text:p>
        </text:list-item>
        <text:list-item>
          <text:p text:style-name="P88">Эй, девушки, не ссорьтесь! Мы — одна команда! И надеюсь, останемся ею и в дальнейшем. </text:p>
          <text:p text:style-name="P8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8">А если нет? – Эпплджек смотрела мне мне прямо в глаза.</text:p>
          <text:p text:style-name="P88">Я молча пожал плечами. Эпплджек уверенно продолжила.</text:p>
        </text:list-item>
        <text:list-item>
          <text:p text:style-name="P8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8">Спасибо, ЭйДжей.</text:p>
        </text:list-item>
        <text:list-item>
          <text:p text:style-name="P88">Я об Эквестрии беспокоюсь. – ворчливо отозвалась Эпплджек. – Надо разобраться с этой ерундой наконец-то. И я чертовски намерена это сделать.</text:p>
          <text:p text:style-name="P88">Флаттершай пробормотала нечто, показавшееся мне знакомым.</text:p>
        </text:list-item>
        <text:list-item>
          <text:p text:style-name="P88">Флатти, ты что-то сказала? Я не расслышал.</text:p>
        </text:list-item>
        <text:list-item>
          <text:p text:style-name="P88">Намерение Изменяет Реальность.</text:p>
        </text:list-item>
        <text:list-item>
          <text:p text:style-name="P88">Эээ. А где ты слышала эту фразу, если не секрет?</text:p>
        </text:list-item>
        <text:list-item>
          <text:p text:style-name="P8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8">У меня как будто вспыхнула лампочка в мозгу. Кирпичики быстро выстраивались в целостную картину. Я ринулся в прихожую.</text:p>
        </text:list-item>
        <text:list-item>
          <text:p text:style-name="P88">Флатти, ЭйДжей, буду через час. Ждите!</text:p>
        </text:list-item>
      </text:list>
      <text:p text:style-name="P10"/>
      <text:h text:style-name="P70" text:outline-level="2">Почти.</text:h>
      <text:p text:style-name="P13">В офисе меня встретил лыбящийся Стас.</text:p>
      <text:p text:style-name="P1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9">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text:soft-page-break/>–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 То есть, на владовском домашнем компьютере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70" text:outline-level="2">Дискорд</text:h>
      <text:p text:style-name="Text_20_body"/>
      <text:p text:style-name="P41">Девушки поспешно собирались, пока я растолковывал им задачу.</text:p>
      <text:list xml:id="list376982088991094826" text:style-name="L7">
        <text:list-item>
          <text:p text:style-name="P83">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83">Это тот твой приятель, который разбился с полгода назад? – спросила Эпплджек.</text:p>
        </text:list-item>
      </text:list>
      <text:list xml:id="list2953050095221345398" text:style-name="L8">
        <text:list-item>
          <text:p text:style-name="P84">Да, это он.</text:p>
        </text:list-item>
        <text:list-item>
          <text:p text:style-name="P84">А как мы попадём в его квартиру? Там сейчас кто-то живёт? – Флаттершай прыгала на одной ноге, натягивая кед.</text:p>
        </text:list-item>
        <text:list-item>
          <text:p text:style-name="P84">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9">&gt;</text:span></text:p>
      <text:p text:style-name="P4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Плохо написано!<text:span text:style-name="T9">&gt;</text:span></text:p>
      <text:p text:style-name="P42">Я поднёс брелок пропуска к домофону, но дверь подъезда не открылась. Замигала красная лампочка и <text:soft-page-break/>зажужжал зуммер.</text:p>
      <text:p text:style-name="P42">Я выругался.</text:p>
      <text:list xml:id="list565532163759044630" text:style-name="L9">
        <text:list-item>
          <text:p text:style-name="P79">Макс, что случилось? У нас проблемы?</text:p>
        </text:list-item>
        <text:list-item>
          <text:p text:style-name="P7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2398273290683019" text:style-name="L10">
        <text:list-item>
          <text:p text:style-name="P80">Так что, будем ломать дверь? – Эпплджек критически осмотрелась, подмечая бабулек на лавочке и зевак во внутреннем скверике.</text:p>
        </text:list-item>
      </text:list>
      <text:list xml:id="list5270454554712371870" text:style-name="L11">
        <text:list-item>
          <text:p text:style-name="P81">Нет нужды. Лучше станьте-ка сзади меня так, чтобы заслонить от этих бабулек и от вооон той камеры наблюдения.</text:p>
        </text:list-item>
      </text:list>
      <text:list xml:id="list7892679835797378564" text:style-name="L12">
        <text:list-header>
          <text:p text:style-name="P8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7567882189156265577" text:style-name="L13">
        <text:list-item>
          <text:p text:style-name="P93">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8375442334754033737" text:style-name="L14">
        <text:list-item>
          <text:p text:style-name="P94">Макс, тут окно разбито! И верёвка какая-то висит. – крикнула Флаттершай из кухни.</text:p>
        </text:list-item>
        <text:list-item>
          <text:p text:style-name="P94">Оставь, Флатти, не сейчас! – отмахнулся я.</text:p>
        </text:list-item>
      </text:list>
      <text:p text:style-name="P55">Лампочка питания на ноутбуке горела, <text:s/>но подключенный монитор оставался тёмным. Я постучал по пробелу, но безрезультатно.</text:p>
      <text:list xml:id="list6617897027274778832" text:style-name="L15">
        <text:list-item>
          <text:p text:style-name="P9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5">Монитор выключен. – <text:s/>раздалось из угла. Кресло с высокой спинкой повернулось, открыв нашим взорам Дискорда. </text:p>
        </text:list-item>
      </text:list>
      <text:p text:style-name="P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44">Он приподнял панамку, дурашливо здороваясь.</text:p>
      <text:list xml:id="list979537140862347943" text:style-name="L16">
        <text:list-item>
          <text:p text:style-name="P96">Оп-па! – пробормотала Эпплджек. – Нежданчик!</text:p>
        </text:list-item>
      </text:list>
      <text:list xml:id="list7680456881980727082" text:style-name="L17">
        <text:list-item>
          <text:p text:style-name="P97">Ты, я вижу, времени не терял, – моя рука под прикрытием стола медленно тянулась к тяжёлой фарфоровой кружке, стоящей на краю.</text:p>
        </text:list-item>
        <text:list-item>
          <text:p text:style-name="P7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2">А почему ты вообще решил искать нас тут? – спросила Эпплджек. – Приехал бы домой. Мы б тебя чаем напоили.</text:p>
        </text:list-item>
        <text:list-item>
          <text:p text:style-name="P72">Видишь ли, дорогая Эй-Джей, я с самого начала знал, где находится наша уважаемая принцесса, а времени в обрез, так что...</text:p>
        </text:list-item>
      </text:list>
      <text:p text:style-name="P58">В проёме дверей появилась Флаттершай.</text:p>
      <text:list xml:id="list3581196753159173575" text:style-name="L18">
        <text:list-item>
          <text:p text:style-name="P73">С кем это вы тут разговариваете?</text:p>
          <text:p text:style-name="P7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58">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44">На лице Дискорда появилось удивлённо-мечтательное выражение и он вырубился.</text:p>
      <text:p text:style-name="P44"/>
      <text:h text:style-name="Heading_20_2" text:outline-level="2">Селестия</text:h>
      <text:p text:style-name="P44"/>
      <text:p text:style-name="P44">Включенный монитор показал схематическое изображение Селестиии, </text:p>
      <text:p text:style-name="P45">&gt;\<text:span text:style-name="T1">Привет, Селестия. Это Макс. Как себя чувствуешь?</text:span></text:p>
      <text:p text:style-name="P45">&lt;\<text:span text:style-name="T1">Макс? МАКС??? МА-А-А-АКС!!! НАКОНЕЦ-ТО! КАК Я РАДА ТЕБЯ СЛЫШАТЬ! </text:span></text:p>
      <text:p text:style-name="P44"/>
      <text:p text:style-name="P45">&gt;\<text:span text:style-name="T1">Я рад, что нашёл тебя, Тия.</text:span></text:p>
      <text:p text:style-name="P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5"><text:soft-page-break/>&gt;\<text:span text:style-name="T1">Тия, я сейчас подключу микрофон и колонки, и мы сможем общаться более удобно.</text:span></text:p>
      <text:p text:style-name="P44">…</text:p>
      <text:p text:style-name="P44">– Привет опять. Как ты меня слышишь?</text:p>
      <text:p text:style-name="P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5">– <text:span text:style-name="T1">Могу себе представить. Как-то раз я провёл три часа камере сенсорной депривации. Мне не понравилось.</text:span></text:p>
      <text:p text:style-name="P44">– Эммм... Ваше Высочество, вы в порядке? Мы так рады, что наконец-то нашли Вас! – вклинилась в разговор Эпплджек.</text:p>
      <text:p text:style-name="P44">– Кто тут? Макс, кто ещё с тобой?</text:p>
      <text:p text:style-name="P45"><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5">– <text:span text:style-name="T1">Девочки? Я рада вас слышать. А Твайлайт нет рядом?</text:span></text:p>
      <text:p text:style-name="P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4">При этих словах Дискорд замычал и задёргался. Эпплджек нахмурилась и проверила верёвки, привязывающие его к спинке стула.</text:p>
      <text:p text:style-name="P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4">– Ноутбук — так называется место, где я нахожусь сейчас? А кто это мычит?</text:p>
      <text:p text:style-name="P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4">– О, духи предков, но зачем??? Почему у него кляп во рту?</text:p>
      <text:p text:style-name="P44">– Мы связали его. Он нас предал. И тебя. И Эквестрию. Всех.</text:p>
      <text:p text:style-name="P44">При этих словах Эпплджек и Флаттершай непонимающе уставились на меня, а Дискорд протестующе замычал.</text:p>
      <text:p text:style-name="P44">Я начал рассказывать о своих догадках, и непонимающее выражение на лицах девушек сменилось удивлением.</text:p>
      <text:p text:style-name="P44">– Нифигасе! – Эпплджек уставилась на Дискорда. – Никогда бы не догадалась! Он, конечно, пиз<text:span text:style-name="T9">#</text:span>обол и распи<text:span text:style-name="T9">#</text:span>дяй, но чтоб предатель... Я о таком и не думала даже.</text:p>
      <text:p text:style-name="P44">– А зачем тогда ты приложила его книгой? – непонимающе уставился я на неё.</text:p>
      <text:p text:style-name="P44">– Потому что ты напал на него. Я и подумала — тебе виднее. И помогла.</text:p>
      <text:p text:style-name="P44">Флаттершай отрицающе мотнула головой.</text:p>
      <text:p text:style-name="P44">– Не может Дискорд быть предателем. Он мой друг.</text:p>
      <text:p text:style-name="P44">Дискорд благодарственно замычал и закивал головой.</text:p>
      <text:p text:style-name="P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4">Дискорд завёл глаза на лоб и обречённо завыл.</text:p>
      <text:p text:style-name="P44">– Макс, постой. Дай мне поговорить с ним. – сказала Селестия. – Не могу поверить, что Дискорд на <text:soft-page-break/>такое пошёл.</text:p>
      <text:p text:style-name="P44">– Ну хорошо. Поговори. Послушаем, что он скажет.</text:p>
      <text:p text:style-name="P44">Я красноречиво покачал кулак перед его носом и вытащил кляп.</text:p>
      <text:p text:style-name="P44">...</text:p>
      <text:p text:style-name="P60">– Ффы, тьфу, пффф, пфу! <text:span text:style-name="T9">&lt;</text:span>Вот дискорд! Я, то бишь!<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Потому разбрасываться такой возможностью не стоит. Если уж тебе повезло оказаться в новом мире — исследуй его сполна!..</text:p>
      <text:p text:style-name="P61">***</text:p>
      <text:p text:style-name="P65">&lt;<text:span text:style-name="T1">сюда можно вставить похождения Дискорда — вторая неопубликованная глава. Первая — секс с Селестией</text:span>&gt;</text:p>
      <text:p text:style-name="P61">***</text:p>
      <text:p text:style-name="P61"/>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3">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3">Тогда и возвращение Макса из Эквестрии тоже должно быть не через мгновение после исхода Макса, а через реальные три </text:span><text:soft-page-break/><text:span text:style-name="T13">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63">– И что? – продолжила его мысль Эпплджек.</text:p>
      <text:p text:style-name="P63">– Эквестрийские три месяца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63">Массаракш!</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60"/>
      <text:h text:style-name="Heading_20_2"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text:soft-page-break/>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разместился позади крыльев.</text:p>
      <text:p text:style-name="P60">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4">&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3"/>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2">– </text:span><text:span text:style-name="T4">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2">е</text:span><text:span text:style-name="T1"> творец</text:span><text:span text:style-name="T2">ы</text:span><text:span text:style-name="T1">. Демиург</text:span><text:span text:style-name="T2">и</text:span><text:span text:style-name="T1">, так сказать. Которы</text:span><text:span text:style-name="T2">е</text:span><text:span text:style-name="T1"> созда</text:span><text:span text:style-name="T2">ют</text:span><text:span text:style-name="T1"> </text:span><text:span text:style-name="T2">и подденрживают их существование </text:span><text:span text:style-name="T1">силой </text:span><text:span text:style-name="T2">своего </text:span><text:span text:style-name="T1">воображения. Можешь называть это магией, <text:s/>кстати, поскольку эти </text:span><text:span text:style-name="T2">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2">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2">Почему-то в центре системы был сам Эквус. Вокруг него вращались солнце и луна.</text:span></text:p>
      <text:p text:style-name="P13">Анакорн плюхнулся обратно в кресло и схватился за голову. Потом, немного успокоившись, продолжил.</text:p>
      <text:p text:style-name="P2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text:span text:style-name="T39">дыры реальности</text:span> присутствуют в Эквусе с рождения. И избавиться от них Эквус не может, так как внешняя поддержка их усиливает и укрепляет. <text:span text:style-name="T34">А</text:span> как только внешняя поддержка достаточно иссякнет, он развалится <text:span text:style-name="T39">из-за них же</text:span>. <text:span text:style-name="T39">П</text:span>опросту не выдержит встречи с жёсткой реальностью. <text:span text:style-name="T34">Такой вот замкнутый круг получается.</text:span></text:p>
      <text:p text:style-name="P11"><text:span text:style-name="T1">И если бы только это! </text:span><text:span text:style-name="T2">Ещё</text:span><text:span text:style-name="T1">, понимаешь, </text:span><text:span text:style-name="T2">существует </text:span><text:span text:style-name="T1">куч</text:span><text:span text:style-name="T2">а</text:span><text:span text:style-name="T1"> </text:span><text:span text:style-name="T6">противоречивых</text:span><text:span text:style-name="T1"> </text:span><text:span text:style-name="T2">версий Эквестрии</text:span><text:span text:style-name="T1">, </text:span><text:span text:style-name="T2">которые конфликтуют между собой при попытке слиться в одну</text:span><text:span text:style-name="T1">. А такому хрупкому и неустойчивому миру </text:span><text:span text:style-name="T2">подобное «</text:span><text:span text:style-name="T7">размножение</text:span><text:span text:style-name="T2">» личности</text:span><text:span text:style-name="T1"> отнюдь не на пользу. Если бы он уже устоялся и сбалансировался — </text:span><text:span text:style-name="T2">сильная версия </text:span><text:span text:style-name="T5">со временем </text:span><text:span text:style-name="T2">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18">привязать к реальным событиям, описанным выше</text:span><text:span text:style-name="T11">&gt;</text:span><text:span text:style-name="T1">. А из таких посёлков Эквестрия состоит на 80% </text:span><text:span text:style-name="T9">&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text:span><text:span text:style-name="T3">ается</text:span><text:span text:style-name="T1"> внешней подпитки </text:span><text:span text:style-name="T3">энергией</text:span><text:span text:style-name="T1">. Это при том, что он ещё слаб и неполон. Знаешь, каким бы криво сделанным ни был мир, пока у него существуют </text:span><text:span text:style-name="T8">внешняя поддержка</text:span><text:span text:style-name="T1">, он будет существовать. Существовать и развиваться. И при достаточной поддержке, может даже выйти на самодостаточность. Но если </text:span><text:span text:style-name="T8">энергетическая </text:span><text:span text:style-name="T1">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3">Не знаю, что случилось, но в последнее время <text:span text:style-name="T49">поток энергии</text:span>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31">Ко мне наконец-то пришло понимание ситуации. И одновременно начал вырисовываться план.</text:p>
      <text:p text:style-name="P32">– А чего это ты говоришь о «внешней» подпитке в отношении Эквуса? Ты же его демиург? Ну так и питай его своей силой. Пока он не окрепнет.</text:p>
      <text:p text:style-name="P14">Анакорн смутился.</text:p>
      <text:p text:style-name="P14">– <text:span text:style-name="T49">К сожалению</text:span>, нет. Было бы намного проще, если бы да. <text:span text:style-name="T33">Но увы. </text:span>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4">(<text:span text:style-name="T1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4"><text:span text:style-name="T15">– Сам ты раздолбай! – произнёс, наконец, Старсвирл</text:span>)</text:p>
      <text:p text:style-name="P14">… И создали вы его достаточно топорно — видишь, он трещит по швам.</text:p>
      <text:p text:style-name="P15">– Хмм. То есть, это брони создали Эквус силой своей фантазии?</text:p>
      <text:p text:style-name="P15">– Ну да. <text:span text:style-name="T33">Несколько упрощённо, конечно, но, в принципе, так. И вы являетесь его коллективным создателем.</text:span></text:p>
      <text:p text:style-name="P15">Я вспомнил события последнего год<text:span text:style-name="T33">а</text:span> <text:span text:style-name="T9">&lt;</text:span>упомянуть в эпизоде на Терре, что МЛП-сериал закрылся год назад<text:span text:style-name="T9">&gt;</text:span></text:p>
      <text:p text:style-name="P15">– Тогда понятно, почему Эквус загибается. Сериал прикрыли год назад. Перестал собирать кассу. <text:span text:style-name="T50">Надо полагать, количество фанов стало сокращаться.</text:span></text:p>
      <text:p text:style-name="P19">Анакорн с такой силой сжал карандаш, что он хрустнул.</text:p>
      <text:p text:style-name="P20">– <text:span text:style-name="T47">Ж</text:span>опа! Получается, Эквус так и не станет на ноги. Я один не справлюсь. <text:span text:style-name="T50">Уже не справляюсь.</text:span> <text:span text:style-name="T34">Очень жаль. Я много сил потратил на его поддержку и развитие. Да и привязался нехило так.</text:span></text:p>
      <text:p text:style-name="P22"><text:span text:style-name="T34">А</text:span>накорн замолк, горестно прикрыв лицо в ладонью. <text:span text:style-name="T35">Тишина прерывалась только потрескиванием </text:span><text:soft-page-break/><text:span text:style-name="T35">модели Эквуса при появлении особо сильных помех.</text:span> <text:s/><text:span text:style-name="T35">Очертания комнаты начали расплываться в темноте, когда Анакорн, наконец, заговорил.</text:span></text:p>
      <text:p text:style-name="P20"><text:span text:style-name="T35">– </text:span>Мне нужна помощь. Твоя помощь. Видишь, Эквус руками сестричек и <text:span text:style-name="T35">старого пройдохи Дискорда</text:span> выбрал тебя. Значит, знает о тебе что-то такое, чем ты можешь помочь ему <text:span text:style-name="T35">реализоваться</text:span>. Помоги <text:span text:style-name="T35">ему. Помоги мне</text:span>, и я в долгу не останусь.</text:p>
      <text:p text:style-name="P19">Я хотел было сказать что-то насмешливое <text:span text:style-name="T35">о своих способностях</text:span>, но <text:span text:style-name="T50">тут</text:span> у меня перехватило дыхание. <text:span text:style-name="T35">Я подумал об одной возможности, ради которой можно согласиться на всё. Практически на всё...</text:span></text:p>
      <text:p text:style-name="P28"><text:span text:style-name="T24">– </text:span><text:span text:style-name="T23">Верни Рэйнбоу!!!</text:span></text:p>
      <text:p text:style-name="P34">Обломки карандаша выпали из кулака Анакорна на столик.</text:p>
      <text:p text:style-name="P28"><text:span text:style-name="T24">– </text:span><text:span text:style-name="T23">Э-э-э… м-м-м… </text:span><text:span text:style-name="T24">ну-у-у...</text:span><text:span text:style-name="T23"> Нельзя сказать, что это совсем невыполнимо… Но, прямо скажу, задачка не для студента!</text:span></text:p>
      <text:p text:style-name="P28"><text:span text:style-name="T24">– </text:span><text:span text:style-name="T23">А ты студент?</text:span></text:p>
      <text:p text:style-name="P28"><text:span text:style-name="T24">– </text:span><text:span text:style-name="T23">На этот вопрос я предпочту не отвечать, если позволишь. </text:span><text:span text:style-name="T24">– </text:span><text:span text:style-name="T23">Его хмурый взгляд исподлобья давал понять, что спрашивал разрешения Анакорн у меня исключительно из вежливости.</text:span></text:p>
      <text:p text:style-name="P16"><text:span text:style-name="T25">– </text:span><text:span text:style-name="T23">Во-первых, </text:span><text:span text:style-name="T25">– </text:span><text:span text:style-name="T23">принялся загибать пальцы Анакорн, </text:span><text:span text:style-name="T27">— </text:span><text:span text:style-name="T31">прошло прилично так времени с момента её гибели. О</text:span><text:span text:style-name="T23">на может быть уже далеко. Слишком далеко, </text:span><text:span text:style-name="T30">даже </text:span><text:span text:style-name="T23">в другой вакуоли </text:span><text:span text:style-name="T27">альтернатив</text:span><text:span text:style-name="T23">. Там даже я её не найду. Конечно, эквестрийские </text:span><text:span text:style-name="T26">монады</text:span><text:span text:style-name="T23"> редко уходят от родного эгрегора, но встречаются и непоседливые. Встречаются и странники из других альтернатив, </text:span><text:span text:style-name="T31">случайно забрёвшие в эквестрийский эгрегор</text:span><text:span text:style-name="T23">. Я тебе общий случай описываю.</text:span></text:p>
      <text:p text:style-name="P3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text:span text:style-name="T23">В-третьих, пусть даже имеем идеальный случай: я нашёл её и она всё ещё в тонкой форме. Но, </text:span><text:span text:style-name="T25">братан,</text:span><text:span text:style-name="T23"> и тут может быть крутой облом! Она может отказаться возвращаться в тело Рэйнбоу Дэш!</text:span></text:p>
      <text:p text:style-name="P90"><text:span text:style-name="T23">Видишь ли, жизнь </text:span><text:span text:style-name="T30">на физическом плане</text:span><text:span text:style-name="T23"> </text:span><text:span text:style-name="T25">— </text:span><text:span text:style-name="T23">всего лишь </text:span><text:span text:style-name="T30">небольшой </text:span><text:span text:style-name="T23">эпизод на пути </text:span><text:span text:style-name="T26">монады</text:span><text:span text:style-name="T23">, а её </text:span><text:span text:style-name="T27">внутренний мир</text:span><text:span text:style-name="T23"> неизмеримо богаче и шире того крохотного кусочка, который </text:span><text:span text:style-name="T27">осознаёт себя</text:span><text:span text:style-name="T23">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text:span><text:span text:style-name="T30">вернуться </text:span><text:span text:style-name="T23">от твоего имени. Но уговорщик из <text:s/>меня тот ещё </text:span><text:span text:style-name="T26">—</text:span><text:span text:style-name="T23"> Анакорн развёл руками.</text:span></text:p>
      <text:p text:style-name="P18"><text:span text:style-name="T26">– </text:span><text:span text:style-name="T23">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26">монаду</text:span><text:span text:style-name="T23">. Но, </text:span><text:span text:style-name="T27">–</text:span><text:span text:style-name="T26"> </text:span><text:span text:style-name="T23">Анакорн скривился, </text:span><text:span text:style-name="T27">–</text:span><text:span text:style-name="T26"> </text:span><text:span text:style-name="T23">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text:span><text:span text:style-name="T31">мне по силам</text:span><text:span text:style-name="T23"> перевести тебя на более высокий энергетический уровень. Или же…</text:span></text:p>
      <text:p text:style-name="P17"><text:span text:style-name="T26">– </text:span><text:span text:style-name="T23">Нет. Плата остаётся неизменной. </text:span><text:span text:style-name="T28">Тут мы квиты. </text:span><text:span text:style-name="T29">У меня</text:span><text:span text:style-name="T28"> тоже мало шансов помочь тебе — я не имею ни малейшего понятия, как это сделать.</text:span></text:p>
      <text:p text:style-name="P37">Ставшие почти прозрачными стены комнаты снова обрели материальность. Анакорн <text:span text:style-name="T47">пожал плечами и </text:span>протянул мне руку через столик.</text:p>
      <text:p text:style-name="P36">– По рукам! – и улыбнулся после рукопожатия. – На самом деле помочь <text:span text:style-name="T50">мне </text:span>достаточно легко. <text:span text:style-name="T36">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span></text:p>
      <text:p text:style-name="P38">– <text:span text:style-name="T37">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text:span> <text:span text:style-name="T38">Сказать: «По щучьему велению, по моему хотению...»?</text:span></text:p>
      <text:p text:style-name="P39"><text:soft-page-break/><text:span text:style-name="T38">– </text:span>Почти. <text:span text:style-name="T39">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span></text:p>
      <text:p text:style-name="P40">Я задумался.</text:p>
      <text:p text:style-name="P29"><text:span text:style-name="T32">– </text:span>Нет, ну почему <text:span text:style-name="T32">же</text:span>?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text:span text:style-name="T32">Повернуть сам Эквус на пару десятков градусов туда-сюда всяко легче, чем светило по небосводу гонять.</text:span> А заточку уклада <text:span text:style-name="T32">пони </text:span>под человеческие руки можно объяснить тем, что <text:span text:style-name="T32">пегасы могут использовать крылья, как слабые <text:s/>подобия рук. Да и </text:span>магия единорогов — неполноценный но всё же эквивалент человеческой руки. <text:span text:style-name="T32">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text:span>По-моему, всё сходится.</text:p>
      <text:p text:style-name="P29">Анакорн почесал в затылке.</text:p>
      <text:p text:style-name="P30">– А кьютимарки? Как, <text:span text:style-name="T9">чёрт</text:span> меня побери, объяснить кьютимарки?</text:p>
      <text:p text:style-name="P30">– А кьютимарки ты сам <text:span text:style-name="T39">даришь</text:span> пони, когда <text:span text:style-name="T50">распознаёшь</text:span> их жизненное предназначение.</text:p>
      <text:p text:style-name="P3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5">Я пожал плечами.</text:p>
      <text:p text:style-name="P35">–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text:span text:style-name="T47">вроде: «...сестрички не согласятся... Дискорд вообще засмеёт...»</text:span>. Затем он кивнул головой и повернулся ко мне.</text:p>
      <text:p text:style-name="P47">– Хорошо. Уболтал. Кьютимарки беру на себя. <text:span text:style-name="T40">Так и знал, что мне самое трудное достанется!</text:span></text:p>
      <text:p text:style-name="P48">Анакорн подобрал со столешницы обломки карандаша, срастил их <text:span text:style-name="T44">обратно в карандаш</text:span> и <text:span text:style-name="T41">начал вращать его вокруг большого пальца, </text:span>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text:span text:style-name="T41">магию</text:span> <text:span text:style-name="T42">вместо ловкости</text:span>, теряется весь смысл <text:span text:style-name="T44">упражнения</text:span>... <text:span text:style-name="T41">О, глянь-ка на Эквус!</text:span></text:p>
      <text:p text:style-name="P49">И впрямь, было на что посмотреть. У<text:span text:style-name="T40">ровень помех </text:span>на <text:span text:style-name="T40">модели Эквуса значительно снизился и сама она стала светиться ровным голубоватым светом.</text:span></text:p>
      <text:p text:style-name="P49"><text:span text:style-name="T40">– </text:span>Видишь, как ему полегчало! <text:span text:style-name="T48">А ты говорил!</text:span> И это мы только с самыми простыми бытовыми проблемами разобрались. Теперь надо что-то сделать с несовместимыми вариантами. <text:span text:style-name="T46">И без того небольшая энергия поддержки <text:s/>распределяется между ними. Как результат, не может реализоваться ни один из них.</text:span></text:p>
      <text:p text:style-name="P49">Я опять задумался. <text:span text:style-name="T43">В голове было пусто. Хотя, если подумать с точки зрения программиста, можно... Наверное можно, раз все предыдущее прокатило...</text:span></text:p>
      <text:p text:style-name="P50">– Могу как решение разве что <text:span text:style-name="T45">предложить</text:span> создать ещё одну версию Эквуса. Совместимую со всеми существующими. <text:span text:style-name="T46">Принимающую на себя поток энергии и вытягивающую все остальные версии</text:span>. На жаргоне программирования это называется «паттерн «<text:span text:style-name="T45">Фасад</text:span>»». – усмехнулся я.</text:p>
      <text:p text:style-name="P51">– Не понял? Это как? Как ты совместишь разрушенную магическими войнами Эквестрию с <text:span text:style-name="T45">романтически-сексуальным раем для попаданцев — таких, как ты, между прочим?</text:span></text:p>
      <text:p text:style-name="P52"/>
      <text:p text:style-name="P52"/>
      <text:p text:style-name="P52"><text:soft-page-break/>– Ты же сам сказал, <text:span text:style-name="T49">что есть куча несовместимых между собой недореальностей.</text:span></text:p>
      <text:p text:style-name="P52"/>
      <text:p text:style-name="P52"/>
      <text:p text:style-name="P52"/>
      <text:p text:style-name="P52"><text:span text:style-name="T49"/></text:p>
      <text:p text:style-name="P53"/>
      <text:p text:style-name="P53">– А как быть с подпиткой?</text:p>
      <text:p text:style-name="P53">– Не знаю. Повлиять на создателей сериала я точно не смогу. Разве что могу описать всё, что ты мне рассказал, в какой-то книжке, и выложить её на суд брони. Пусть сами решают, подпитывать Эквус, или нет.</text:p>
      <text:p text:style-name="P53">– Годится!!!</text:p>
      <text:p text:style-name="P5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
      <text:p text:style-name="P13">–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 Дэш.<text:span text:style-name="T9">&lt;</text:span>Макс так говорит, как будто знает, что Дэш жива. Но на этот момент он этого ещё не знает<text:span text:style-name="T9">&gt;</text:span></text:p>
      <text:p text:style-name="P13">–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3"/>
      <text:p text:style-name="P13"/>
      <text:p text:style-name="P13"/>
      <text:p text:style-name="P13"/>
      <text:p text:style-name="P13"/>
      <text:p text:style-name="P13"><text:soft-page-break/>–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3"/>
      <text:p text:style-name="P13"/>
      <text:p text:style-name="P27">Решение - написать книгу в поддержку с объяснением проблем. Затворить “дверь” из Эквестрии.</text:p>
      <text:p text:style-name="P13"/>
      <text:p text:style-name="P13"/>
      <text:p text:style-name="P92">–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24"/>
      <text:p text:style-name="P24"/>
      <text:p text:style-name="P24">Я с удивлением заметил, как мои руки и ноги начали куриться еле заметными клубами голубоватого тумана. Их заметил и Анакорн.</text:p>
      <text:p text:style-name="P24">– Пора закругляться. Ты начинаешь сгорать</text:p>
      <text:p text:style-name="P13"/>
      <text:p text:style-name="P13"/>
      <text:p text:style-name="P26"/>
      <text:p text:style-name="P1"/>
      <text:p text:style-name="P10"/>
      <text:p text:style-name="P10">...</text:p>
      <text:p text:style-name="P10"/>
      <text:p text:style-name="P10"/>
      <text:p text:style-name="P12">&lt;<text:span text:style-name="T17">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text:soft-page-break/>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2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text:soft-page-break/>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2">&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2"/>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2T20:22:31.025000000</dc:date>
    <meta:editing-duration>P27DT2H4M50S</meta:editing-duration>
    <meta:editing-cycles>299</meta:editing-cycles>
    <meta:generator>LibreOffice/4.1.2.3$Windows_x86 LibreOffice_project/40b2d7fde7e8d2d7bc5a449dc65df4d08a7dd38</meta:generator>
    <meta:document-statistic meta:table-count="0" meta:image-count="0" meta:object-count="0" meta:page-count="76" meta:paragraph-count="878" meta:word-count="40151" meta:character-count="270073" meta:non-whitespace-character-count="230275"/>
  </office:meta>
</office:document-meta>
</file>